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6.8896in" table:align="margins"/>
    </style:style>
    <style:style style:name="Table3.A" style:family="table-column">
      <style:table-column-properties style:column-width="0.2354in" style:rel-column-width="2239*"/>
    </style:style>
    <style:style style:name="Table3.B" style:family="table-column">
      <style:table-column-properties style:column-width="1.9299in" style:rel-column-width="18357*"/>
    </style:style>
    <style:style style:name="Table3.C" style:family="table-column">
      <style:table-column-properties style:column-width="0.6514in" style:rel-column-width="6196*"/>
    </style:style>
    <style:style style:name="Table3.D" style:family="table-column">
      <style:table-column-properties style:column-width="0.6326in" style:rel-column-width="6017*"/>
    </style:style>
    <style:style style:name="Table3.E" style:family="table-column">
      <style:table-column-properties style:column-width="0.3924in" style:rel-column-width="3732*"/>
    </style:style>
    <style:style style:name="Table3.F" style:family="table-column">
      <style:table-column-properties style:column-width="0.3549in" style:rel-column-width="3375*"/>
    </style:style>
    <style:style style:name="Table3.G" style:family="table-column">
      <style:table-column-properties style:column-width="0.3563in" style:rel-column-width="3388*"/>
    </style:style>
    <style:style style:name="Table3.H" style:family="table-column">
      <style:table-column-properties style:column-width="0.3528in" style:rel-column-width="3355*"/>
    </style:style>
    <style:style style:name="Table3.I" style:family="table-column">
      <style:table-column-properties style:column-width="0.3257in" style:rel-column-width="3098*"/>
    </style:style>
    <style:style style:name="Table3.J" style:family="table-column">
      <style:table-column-properties style:column-width="0.3125in" style:rel-column-width="2972*"/>
    </style:style>
    <style:style style:name="Table3.K" style:family="table-column">
      <style:table-column-properties style:column-width="0.4257in" style:rel-column-width="4049*"/>
    </style:style>
    <style:style style:name="Table3.L" style:family="table-column">
      <style:table-column-properties style:column-width="0.3965in" style:rel-column-width="3771*"/>
    </style:style>
    <style:style style:name="Table3.M" style:family="table-column">
      <style:table-column-properties style:column-width="0.3361in" style:rel-column-width="3197*"/>
    </style:style>
    <style:style style:name="Table3.N" style:family="table-column">
      <style:table-column-properties style:column-width="0.1882in" style:rel-column-width="1789*"/>
    </style:style>
    <style:style style:name="Table3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N1" style:family="table-cell">
      <style:table-cell-properties fo:background-color="transparent" fo:padding="0.0382in" fo:border="0.05pt solid #000000">
        <style:background-image/>
      </style:table-cell-properties>
    </style:style>
    <style:style style:name="P1" style:family="paragraph" style:parent-style-name="Table_20_Contents">
      <style:text-properties fo:font-size="8pt" fo:font-weight="bold" officeooo:rsid="002fecaf" officeooo:paragraph-rsid="002fecaf" style:font-size-asian="8pt" style:font-weight-asian="bold" style:font-size-complex="8pt" style:font-weight-complex="bold"/>
    </style:style>
    <style:style style:name="P2" style:family="paragraph" style:parent-style-name="Table_20_Contents">
      <style:text-properties fo:font-size="8pt" fo:font-weight="bold" officeooo:rsid="001d6dba" officeooo:paragraph-rsid="002e67ff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8pt" fo:font-weight="bold" officeooo:rsid="001d6dba" officeooo:paragraph-rsid="001fde12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8pt" fo:font-weight="bold" officeooo:rsid="001d6dba" officeooo:paragraph-rsid="001fde12" style:font-size-asian="8pt" style:font-weight-asian="bold" style:font-size-complex="8pt" style:font-weight-complex="bold" style:text-rotation-angle="90" style:text-rotation-scale="line-height"/>
    </style:style>
    <style:style style:name="P5" style:family="paragraph" style:parent-style-name="Table_20_Contents">
      <style:paragraph-properties fo:text-align="center" style:justify-single-word="false"/>
      <style:text-properties fo:font-size="8pt" fo:font-weight="bold" officeooo:rsid="00560173" officeooo:paragraph-rsid="00560173" style:font-size-asian="8pt" style:font-weight-asian="bold" style:font-size-complex="8pt" style:font-weight-complex="bold" style:text-rotation-angle="90" style:text-rotation-scale="line-height"/>
    </style:style>
    <style:style style:name="P6" style:family="paragraph" style:parent-style-name="Table_20_Contents">
      <style:paragraph-properties fo:text-align="center" style:justify-single-word="false"/>
      <style:text-properties fo:font-size="8pt" officeooo:paragraph-rsid="003986b5" fo:background-color="transparent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font-size="10pt" officeooo:rsid="005b73b1" officeooo:paragraph-rsid="00602072" style:font-size-asian="10pt" style:font-size-complex="10pt"/>
    </style:style>
    <style:style style:name="P8" style:family="paragraph" style:parent-style-name="Table_20_Contents">
      <style:text-properties fo:font-size="10pt" officeooo:rsid="0061d131" officeooo:paragraph-rsid="0061d131" style:font-size-asian="10pt" style:font-size-complex="10pt"/>
    </style:style>
    <style:style style:name="P9" style:family="paragraph" style:parent-style-name="Table_20_Contents">
      <style:text-properties fo:font-size="10pt" officeooo:paragraph-rsid="00602072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font-size="10pt" officeooo:paragraph-rsid="00602072" style:font-size-asian="10pt" style:font-size-complex="10pt"/>
    </style:style>
    <style:style style:name="P11" style:family="paragraph" style:parent-style-name="Table_20_Contents">
      <style:text-properties fo:font-size="10pt" officeooo:paragraph-rsid="003986b5" fo:background-color="transparen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fo:font-size="10pt" officeooo:paragraph-rsid="003986b5" fo:background-color="transparen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26b16f" officeooo:paragraph-rsid="004de3d8" fo:background-color="transparen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26b16f" officeooo:paragraph-rsid="004eb326" fo:background-color="transparen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26b16f" officeooo:paragraph-rsid="0053d313" fo:background-color="transparen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26b16f" officeooo:paragraph-rsid="005792f9" fo:background-color="transparent" style:font-size-asian="10pt" style:font-size-complex="10pt"/>
    </style:style>
    <style:style style:name="P17" style:family="paragraph" style:parent-style-name="Standard">
      <style:text-properties fo:font-size="2pt" officeooo:paragraph-rsid="001fde12" style:font-size-asian="1.75pt" style:font-size-complex="2pt"/>
    </style:style>
    <style:style style:name="P18" style:family="paragraph" style:parent-style-name="Standard">
      <style:text-properties fo:font-size="2pt" officeooo:paragraph-rsid="00602072" style:font-size-asian="1.75pt" style:font-size-complex="2pt"/>
    </style:style>
    <style:style style:name="P19" style:family="paragraph" style:parent-style-name="Standard">
      <style:text-properties officeooo:rsid="001d6dba" officeooo:paragraph-rsid="001fde12"/>
    </style:style>
    <style:style style:name="P20" style:family="paragraph" style:parent-style-name="Standard">
      <style:text-properties officeooo:rsid="001d6dba" officeooo:paragraph-rsid="0020fbfa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1d6dba" officeooo:paragraph-rsid="002a30c6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officeooo:rsid="00276048" officeooo:paragraph-rsid="003986b5" fo:background-color="transparent" style:font-size-asian="10pt" style:font-size-complex="10pt"/>
    </style:style>
    <style:style style:name="P23" style:family="paragraph" style:parent-style-name="Table_20_Contents">
      <style:paragraph-properties fo:background-color="transparent">
        <style:background-image/>
      </style:paragraph-properties>
      <style:text-properties fo:font-size="10pt" officeooo:paragraph-rsid="00491875" fo:background-color="transparent" style:font-size-asian="10pt" style:font-size-complex="10pt"/>
    </style:style>
    <style:style style:name="P24" style:family="paragraph" style:parent-style-name="Heading_20_1">
      <style:paragraph-properties fo:margin-top="0.05in" fo:margin-bottom="0.0098in" style:contextual-spacing="false" fo:text-align="center" style:justify-single-word="false"/>
      <style:text-properties style:text-underline-style="solid" style:text-underline-width="auto" style:text-underline-color="font-color" officeooo:rsid="001fde12" officeooo:paragraph-rsid="00300adc"/>
    </style:style>
    <style:style style:name="P25" style:family="paragraph" style:parent-style-name="Heading_20_2">
      <style:paragraph-properties fo:margin-top="0.05in" fo:margin-bottom="0.0098in" style:contextual-spacing="false" fo:text-align="center" style:justify-single-word="false"/>
      <style:text-properties fo:font-style="normal" style:font-style-asian="normal" style:font-style-complex="normal"/>
    </style:style>
    <style:style style:name="T1" style:family="text">
      <style:text-properties officeooo:rsid="00300adc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34d77e" fo:background-color="#ff0000"/>
    </style:style>
    <style:style style:name="T4" style:family="text">
      <style:text-properties officeooo:rsid="00276048" fo:background-color="#ff0000"/>
    </style:style>
    <style:style style:name="T5" style:family="text">
      <style:text-properties officeooo:rsid="00276048"/>
    </style:style>
    <style:style style:name="T6" style:family="text">
      <style:text-properties officeooo:rsid="0052ac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text-input text:description="&lt;for each=&quot;o in objects&quot;&gt;">Start Dept Loop</text:text-input></text:p>
      <text:p text:style-name="P21"><text:text-input text:description="&lt;o.complete_name&gt;">Department Name</text:text-input><text:span text:style-name="T2"> </text:span><text:span text:style-name="T2"><text:text-input text:description="&lt;get_employee_data(o.id)&gt;">Get Data</text:text-input></text:span></text:p>
      <text:p text:style-name="P20"><text:text-input text:description="&lt;for each=&quot;ee in get_employee_list(o.id)&quot;&gt;">Start EE Loop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row>
          <table:table-cell table:style-name="Table3.A1" office:value-type="string">
            <text:p text:style-name="P11"><text:text-input text:description="&lt;get_no(o.id)&gt;">No</text:text-input></text:p>
          </table:table-cell>
          <table:table-cell table:style-name="Table3.A1" office:value-type="string">
            <text:p text:style-name="P23"><text:span text:style-name="T5"><text:text-input text:description="&lt;choose&gt;">Choose</text:text-input></text:span><text:span text:style-name="T5"><text:text-input text:description="&lt;when test=&quot;lose_bonus(ee.id)&quot;&gt;">IfNB</text:text-input></text:span><text:span text:style-name="T4"><text:text-input text:description="&lt;ee.name&gt;">Name</text:text-input></text:span><text:span text:style-name="T5"><text:text-input text:description="&lt;/when&gt;">EndIfNB</text:text-input></text:span><text:span text:style-name="T5"><text:text-input text:description="&lt;when test=&quot;not lose_bonus(ee.id)&quot;&gt;">IfBonus</text:text-input></text:span><text:span text:style-name="T5"><text:text-input text:description="&lt;ee.name&gt;">Name</text:text-input></text:span><text:span text:style-name="T5"><text:text-input text:description="&lt;/when&gt;">EndIfBonus</text:text-input></text:span><text:span text:style-name="T5"><text:text-input text:description="&lt;/choose&gt;">EndChoose</text:text-input></text:span></text:p>
          </table:table-cell>
          <table:table-cell table:style-name="Table3.A1" office:value-type="string">
            <text:p text:style-name="P6"><text:text-input text:description="&lt;ee.f_employee_no&gt;">ID No</text:text-input></text:p>
          </table:table-cell>
          <table:table-cell table:style-name="Table3.A1" office:value-type="string">
            <text:p text:style-name="P12"><text:text-input text:description="&lt;ee.contract_id.wage&gt;">Wage</text:text-input></text:p>
          </table:table-cell>
          <table:table-cell table:style-name="Table3.A1" office:value-type="string">
            <text:p text:style-name="P13"><text:span text:style-name="T5"><text:text-input text:description="&lt;choose&gt;">Choose</text:text-input></text:span><text:span text:style-name="T5"><text:text-input text:description="&lt;when test=&quot;lose_bonus(ee.id)&quot;&gt;">IfNB</text:text-input></text:span><text:span text:style-name="T4"><text:text-input text:description="&lt;get_worked_days(ee.id)&gt;">D</text:text-input></text:span><text:span text:style-name="T5"><text:text-input text:description="&lt;/when&gt;">EndIfNB</text:text-input></text:span><text:span text:style-name="T5"><text:text-input text:description="&lt;when test=&quot;not lose_bonus(ee.id)&quot;&gt;">IfBonus</text:text-input></text:span><text:text-input text:description="&lt;get_worked_days(ee.id)&gt;">D</text:text-input><text:span text:style-name="T5"><text:text-input text:description="&lt;/when&gt;">EndIfBonus</text:text-input></text:span><text:span text:style-name="T5"><text:text-input text:description="&lt;/choose&gt;">EndChoose</text:text-input></text:span></text:p>
          </table:table-cell>
          <table:table-cell table:style-name="Table3.A1" office:value-type="string">
            <text:p text:style-name="P16"><text:span text:style-name="T5"><text:text-input text:description="&lt;if test=&quot;get_paid_leave(ee.id) &gt; 0&quot;&gt;">IfPL</text:text-input></text:span><text:text-input text:description="&lt;get_paid_leave(ee.id)&gt;">PL</text:text-input><text:span text:style-name="T5"><text:text-input text:description="&lt;/if&gt;">EndIfPL</text:text-input></text:span></text:p>
          </table:table-cell>
          <table:table-cell table:style-name="Table3.A1" office:value-type="string">
            <text:p text:style-name="P14"><text:span text:style-name="T5"><text:text-input text:description="&lt;choose&gt;">Ch</text:text-input></text:span><text:span text:style-name="T5"><text:text-input text:description="&lt;when test=&quot;get_daily_ot(ee.id) &gt; 0&quot;&gt;">If</text:text-input></text:span><text:text-input text:description="&lt;get_daily_ot(ee.id)&gt;">OTD</text:text-input> <text:s text:c="2"/><text:text-input text:description="&lt;/when&gt;">EndIf</text:text-input><text:text-input text:description="&lt;when test=&quot;1 == 1&quot;&gt;">If1=1</text:text-input><text:span text:style-name="T6">-</text:span><text:text-input text:description="&lt;/when&gt;">EndIf</text:text-input><text:text-input text:description="&lt;/choose&gt;">EndCh</text:text-input></text:p>
          </table:table-cell>
          <table:table-cell table:style-name="Table3.A1" office:value-type="string">
            <text:p text:style-name="P15"><text:span text:style-name="T5"><text:text-input text:description="&lt;choose&gt;">Ch</text:text-input></text:span><text:span text:style-name="T5"><text:text-input text:description="&lt;when test=&quot;get_nightly_ot(ee.id) &gt; 0&quot;&gt;">If</text:text-input></text:span><text:text-input text:description="&lt;get_nightly_ot(ee.id)&gt;">OTN</text:text-input><text:text-input text:description="&lt;/when&gt;">EndIf</text:text-input><text:text-input text:description="&lt;when test=&quot;1 == 1&quot;&gt;">If1=1</text:text-input><text:span text:style-name="T6">-</text:span><text:text-input text:description="&lt;/when&gt;">EndIf</text:text-input><text:text-input text:description="&lt;/choose&gt;">EndCh</text:text-input></text:p>
          </table:table-cell>
          <table:table-cell table:style-name="Table3.A1" office:value-type="string">
            <text:p text:style-name="P15"><text:span text:style-name="T5"><text:text-input text:description="&lt;choose&gt;">Ch</text:text-input></text:span><text:span text:style-name="T5"><text:text-input text:description="&lt;when test=&quot;get_restday_ot(ee.id) &gt; 0&quot;&gt;">If</text:text-input></text:span><text:text-input text:description="&lt;get_restday_ot(ee.id)&gt;">OTR</text:text-input><text:text-input text:description="&lt;/when&gt;">EndIf</text:text-input><text:text-input text:description="&lt;when test=&quot;1 == 1&quot;&gt;">If1=1</text:text-input><text:span text:style-name="T6">-</text:span><text:text-input text:description="&lt;/when&gt;">EndIf</text:text-input><text:text-input text:description="&lt;/choose&gt;">EndCh</text:text-input></text:p>
          </table:table-cell>
          <table:table-cell table:style-name="Table3.A1" office:value-type="string">
            <text:p text:style-name="P15"><text:span text:style-name="T5"><text:text-input text:description="&lt;choose&gt;">Ch</text:text-input></text:span><text:span text:style-name="T5"><text:text-input text:description="&lt;when test=&quot;get_holiday_ot(ee.id) &gt; 0&quot;&gt;">If</text:text-input></text:span><text:text-input text:description="&lt;get_holiday_ot(ee.id)&gt;">OTH</text:text-input><text:text-input text:description="&lt;/when&gt;">EndIf</text:text-input><text:text-input text:description="&lt;when test=&quot;1 == 1&quot;&gt;">If1=1</text:text-input><text:span text:style-name="T6">-</text:span><text:text-input text:description="&lt;/when&gt;">EndIf</text:text-input><text:text-input text:description="&lt;/choose&gt;">EndCh</text:text-input></text:p>
          </table:table-cell>
          <table:table-cell table:style-name="Table3.A1" office:value-type="string">
            <text:p text:style-name="P15"><text:span text:style-name="T5"><text:text-input text:description="&lt;choose&gt;">Ch</text:text-input></text:span><text:span text:style-name="T5"><text:text-input text:description="&lt;when test=&quot;get_bunch_no(ee.id) &gt; 0&quot;&gt;">If</text:text-input></text:span><text:text-input text:description="&lt;get_bunch_no(ee.id)&gt;">BUNCH</text:text-input><text:text-input text:description="&lt;/when&gt;">EndIf</text:text-input><text:text-input text:description="&lt;when test=&quot;1 == 1&quot;&gt;">If1=1</text:text-input><text:span text:style-name="T6">-</text:span><text:text-input text:description="&lt;/when&gt;">EndIf</text:text-input><text:text-input text:description="&lt;/choose&gt;">EndCh</text:text-input></text:p>
          </table:table-cell>
          <table:table-cell table:style-name="Table3.A1" office:value-type="string">
            <text:p text:style-name="P15"><text:span text:style-name="T5"><text:text-input text:description="&lt;choose&gt;">Ch</text:text-input></text:span><text:span text:style-name="T5"><text:text-input text:description="&lt;when test=&quot;get_awol(ee.id) &gt; 0&quot;&gt;">If</text:text-input></text:span><text:text-input text:description="&lt;get_awol(ee.id)&gt;">AWOL</text:text-input><text:text-input text:description="&lt;/when&gt;">EndIf</text:text-input><text:text-input text:description="&lt;when test=&quot;1 == 1&quot;&gt;">If1=1</text:text-input><text:span text:style-name="T6">-</text:span><text:text-input text:description="&lt;/when&gt;">EndIf</text:text-input><text:text-input text:description="&lt;/choose&gt;">EndCh</text:text-input></text:p>
          </table:table-cell>
          <table:table-cell table:style-name="Table3.A1" office:value-type="string">
            <text:p text:style-name="P15"><text:span text:style-name="T5"><text:text-input text:description="&lt;choose&gt;">Ch</text:text-input></text:span><text:span text:style-name="T5"><text:text-input text:description="&lt;when test=&quot;get_sickleave(ee.id) &gt; 0&quot;&gt;">If</text:text-input></text:span><text:text-input text:description="&lt;get_sickleave(ee.id)&gt;">SL</text:text-input><text:text-input text:description="&lt;/when&gt;">EndIf</text:text-input><text:text-input text:description="&lt;when test=&quot;1 == 1&quot;&gt;">If1=1</text:text-input><text:span text:style-name="T6">-</text:span><text:text-input text:description="&lt;/when&gt;">EndIf</text:text-input><text:text-input text:description="&lt;/choose&gt;">EndCh</text:text-input></text:p>
          </table:table-cell>
          <table:table-cell table:style-name="Table3.N1" office:value-type="string">
            <text:p text:style-name="P22"><text:text-input text:description="&lt;if test=&quot;lose_bonus(ee.id)&quot;&gt;">IfNB</text:text-input><text:span text:style-name="T3">X</text:span><text:text-input text:description="&lt;/if&gt;">EndIf</text:text-input></text:p>
          </table:table-cell>
        </table:table-row>
      </table:table>
      <text:p text:style-name="P20"><text:text-input text:description="&lt;/for&gt;">End EE Loop</text:text-input></text:p>
      <text:p text:style-name="P19"><text:text-input text:description="&lt;/for&gt;">End Dept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445in" style:type="center"/>
          <style:tab-stop style:position="6.8898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8896in" table:align="margins"/>
    </style:style>
    <style:style style:name="Table4.A" style:family="table-column">
      <style:table-column-properties style:column-width="0.2361in" style:rel-column-width="2245*"/>
    </style:style>
    <style:style style:name="Table4.B" style:family="table-column">
      <style:table-column-properties style:column-width="1.9292in" style:rel-column-width="18350*"/>
    </style:style>
    <style:style style:name="Table4.C" style:family="table-column">
      <style:table-column-properties style:column-width="0.6444in" style:rel-column-width="6130*"/>
    </style:style>
    <style:style style:name="Table4.D" style:family="table-column">
      <style:table-column-properties style:column-width="0.6403in" style:rel-column-width="6090*"/>
    </style:style>
    <style:style style:name="Table4.E" style:family="table-column">
      <style:table-column-properties style:column-width="0.3917in" style:rel-column-width="3725*"/>
    </style:style>
    <style:style style:name="Table4.F" style:family="table-column">
      <style:table-column-properties style:column-width="0.3549in" style:rel-column-width="3375*"/>
    </style:style>
    <style:style style:name="Table4.G" style:family="table-column">
      <style:table-column-properties style:column-width="0.3569in" style:rel-column-width="3395*"/>
    </style:style>
    <style:style style:name="Table4.H" style:family="table-column">
      <style:table-column-properties style:column-width="0.3528in" style:rel-column-width="3355*"/>
    </style:style>
    <style:style style:name="Table4.I" style:family="table-column">
      <style:table-column-properties style:column-width="0.3257in" style:rel-column-width="3098*"/>
    </style:style>
    <style:style style:name="Table4.J" style:family="table-column">
      <style:table-column-properties style:column-width="0.3125in" style:rel-column-width="2972*"/>
    </style:style>
    <style:style style:name="Table4.K" style:family="table-column">
      <style:table-column-properties style:column-width="0.4257in" style:rel-column-width="4049*"/>
    </style:style>
    <style:style style:name="Table4.L" style:family="table-column">
      <style:table-column-properties style:column-width="0.3958in" style:rel-column-width="3765*"/>
    </style:style>
    <style:style style:name="Table4.M" style:family="table-column">
      <style:table-column-properties style:column-width="0.341in" style:rel-column-width="3243*"/>
    </style:style>
    <style:style style:name="Table4.N" style:family="table-column">
      <style:table-column-properties style:column-width="0.1833in" style:rel-column-width="1743*"/>
    </style:style>
    <style:style style:name="Table4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N1" style:family="table-cell">
      <style:table-cell-properties style:vertical-align="bottom" fo:padding="0.0382in" fo:border="0.05pt solid #000000"/>
    </style:style>
    <style:style style:name="Table4.G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2" style:family="table">
      <style:table-properties style:width="6.8896in" table:align="margins"/>
    </style:style>
    <style:style style:name="Table2.A" style:family="table-column">
      <style:table-column-properties style:column-width="0.9868in" style:rel-column-width="9386*"/>
    </style:style>
    <style:style style:name="Table2.B" style:family="table-column">
      <style:table-column-properties style:column-width="1.7688in" style:rel-column-width="16824*"/>
    </style:style>
    <style:style style:name="Table2.C" style:family="table-column">
      <style:table-column-properties style:column-width="1.3778in" style:rel-column-width="13105*"/>
    </style:style>
    <style:style style:name="Table2.D" style:family="table-column">
      <style:table-column-properties style:column-width="1.0611in" style:rel-column-width="10093*"/>
    </style:style>
    <style:style style:name="Table2.E" style:family="table-column">
      <style:table-column-properties style:column-width="1.6951in" style:rel-column-width="16127*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-left="none" fo:border-right="none" fo:border-top="none" fo:border-bottom="0.05pt solid #000000"/>
    </style:style>
    <style:style style:name="Table2.2" style:family="table-row">
      <style:table-row-properties style:row-height="0.0799in"/>
    </style:style>
    <style:style style:name="MP1" style:family="paragraph" style:parent-style-name="Heading_20_1">
      <style:paragraph-properties fo:margin-top="0.05in" fo:margin-bottom="0.0098in" style:contextual-spacing="false" fo:text-align="center" style:justify-single-word="false"/>
      <style:text-properties style:text-underline-style="solid" style:text-underline-width="auto" style:text-underline-color="font-color" officeooo:rsid="001fde12" officeooo:paragraph-rsid="00300adc"/>
    </style:style>
    <style:style style:name="MP2" style:family="paragraph" style:parent-style-name="Heading_20_2">
      <style:paragraph-properties fo:margin-top="0.05in" fo:margin-bottom="0.0098in" style:contextual-spacing="false" fo:text-align="center" style:justify-single-word="false"/>
      <style:text-properties fo:font-style="normal" style:font-style-asian="normal" style:font-style-complex="normal"/>
    </style:style>
    <style:style style:name="MP3" style:family="paragraph" style:parent-style-name="Table_20_Contents">
      <style:text-properties fo:font-size="8pt" fo:font-weight="bold" officeooo:rsid="002fecaf" officeooo:paragraph-rsid="002fecaf" style:font-size-asian="8pt" style:font-weight-asian="bold" style:font-size-complex="8pt" style:font-weight-complex="bold"/>
    </style:style>
    <style:style style:name="MP4" style:family="paragraph" style:parent-style-name="Table_20_Contents">
      <style:text-properties fo:font-size="8pt" fo:font-weight="bold" officeooo:rsid="001d6dba" officeooo:paragraph-rsid="002e67ff" style:font-size-asian="8pt" style:font-weight-asian="bold" style:font-size-complex="8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8pt" fo:font-weight="bold" officeooo:rsid="001d6dba" officeooo:paragraph-rsid="001fde12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font-size="8pt" fo:font-weight="bold" officeooo:rsid="001d6dba" officeooo:paragraph-rsid="001fde12" style:font-size-asian="8pt" style:font-weight-asian="bold" style:font-size-complex="8pt" style:font-weight-complex="bold" style:text-rotation-angle="90" style:text-rotation-scale="line-height"/>
    </style:style>
    <style:style style:name="MP7" style:family="paragraph" style:parent-style-name="Table_20_Contents">
      <style:paragraph-properties fo:text-align="center" style:justify-single-word="false"/>
      <style:text-properties fo:font-size="8pt" fo:font-weight="bold" officeooo:rsid="00560173" officeooo:paragraph-rsid="00560173" style:font-size-asian="8pt" style:font-weight-asian="bold" style:font-size-complex="8pt" style:font-weight-complex="bold" style:text-rotation-angle="90" style:text-rotation-scale="line-height"/>
    </style:style>
    <style:style style:name="MP8" style:family="paragraph" style:parent-style-name="Standard">
      <style:text-properties fo:font-size="2pt" officeooo:paragraph-rsid="001fde12" style:font-size-asian="1.75pt" style:font-size-complex="2pt"/>
    </style:style>
    <style:style style:name="MP9" style:family="paragraph" style:parent-style-name="Table_20_Contents">
      <style:paragraph-properties fo:text-align="end" style:justify-single-word="false"/>
      <style:text-properties fo:font-size="10pt" officeooo:rsid="005b73b1" officeooo:paragraph-rsid="00602072" style:font-size-asian="10pt" style:font-size-complex="10pt"/>
    </style:style>
    <style:style style:name="MP10" style:family="paragraph" style:parent-style-name="Table_20_Contents">
      <style:text-properties fo:font-size="10pt" officeooo:rsid="0061d131" officeooo:paragraph-rsid="0061d131" style:font-size-asian="10pt" style:font-size-complex="10pt"/>
    </style:style>
    <style:style style:name="MP11" style:family="paragraph" style:parent-style-name="Table_20_Contents">
      <style:text-properties fo:font-size="10pt" officeooo:paragraph-rsid="00602072" style:font-size-asian="10pt" style:font-size-complex="10pt"/>
    </style:style>
    <style:style style:name="MP12" style:family="paragraph" style:parent-style-name="Table_20_Contents">
      <style:paragraph-properties fo:text-align="end" style:justify-single-word="false"/>
      <style:text-properties fo:font-size="10pt" officeooo:paragraph-rsid="00602072" style:font-size-asian="10pt" style:font-size-complex="10pt"/>
    </style:style>
    <style:style style:name="MP13" style:family="paragraph" style:parent-style-name="Standard">
      <style:text-properties fo:font-size="2pt" officeooo:paragraph-rsid="00602072" style:font-size-asian="1.75pt" style:font-size-complex="2pt"/>
    </style:style>
    <style:style style:name="MT1" style:family="text">
      <style:text-properties officeooo:rsid="00300adc"/>
    </style:style>
    <style:page-layout style:name="Mpm1">
      <style:page-layout-properties fo:page-width="8.2701in" fo:page-height="11.6902in" style:num-format="1" style:print-orientation="portrait" fo:margin-top="0.1902in" fo:margin-bottom="0.2098in" fo:margin-left="0.6902in" fo:margin-right="0.6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2in" fo:margin-left="0in" fo:margin-right="0in" fo:margin-bottom="0.05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h text:style-name="MP1" text:outline-level="1"><text:text-input text:description="&lt;company.name&gt;">Company</text:text-input></text:h>
        <text:h text:style-name="MP2" text:outline-level="2">Attendance Summary <text:span text:style-name="MT1">for </text:span><text:span text:style-name="MT1"><text:text-input text:description="&lt;get_start()&gt;">Start</text:text-input></text:span><text:span text:style-name="MT1"> - </text:span><text:span text:style-name="MT1"><text:text-input text:description="&lt;get_end()&gt;">End</text:text-input></text:span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F"/>
          <table:table-column table:style-name="Table4.G"/>
          <table:table-column table:style-name="Table4.H"/>
          <table:table-column table:style-name="Table4.I"/>
          <table:table-column table:style-name="Table4.J"/>
          <table:table-column table:style-name="Table4.K"/>
          <table:table-column table:style-name="Table4.L"/>
          <table:table-column table:style-name="Table4.M"/>
          <table:table-column table:style-name="Table4.N"/>
          <table:table-row>
            <table:table-cell table:style-name="Table4.A1" table:number-rows-spanned="2" office:value-type="string">
              <text:p text:style-name="MP3">No</text:p>
            </table:table-cell>
            <table:table-cell table:style-name="Table4.A1" table:number-rows-spanned="2" office:value-type="string">
              <text:p text:style-name="MP4">Name</text:p>
            </table:table-cell>
            <table:table-cell table:style-name="Table4.A1" table:number-rows-spanned="2" office:value-type="string">
              <text:p text:style-name="MP5">ID</text:p>
            </table:table-cell>
            <table:table-cell table:style-name="Table4.A1" table:number-rows-spanned="2" office:value-type="string">
              <text:p text:style-name="MP5">Basic Salary</text:p>
            </table:table-cell>
            <table:table-cell table:style-name="Table4.A1" table:number-rows-spanned="2" office:value-type="string">
              <text:p text:style-name="MP6">Worked Days</text:p>
            </table:table-cell>
            <table:table-cell table:style-name="Table4.A1" table:number-rows-spanned="2" office:value-type="string">
              <text:p text:style-name="MP7">Paid Leave</text:p>
            </table:table-cell>
            <table:table-cell table:style-name="Table4.G1" table:number-columns-spanned="5" office:value-type="string">
              <text:p text:style-name="MP5">TOTAL OVERTIME</text:p>
            </table:table-cell>
            <table:covered-table-cell/>
            <table:covered-table-cell/>
            <table:covered-table-cell/>
            <table:covered-table-cell/>
            <table:table-cell table:style-name="Table4.A1" table:number-rows-spanned="2" office:value-type="string">
              <text:p text:style-name="MP6">Absent</text:p>
            </table:table-cell>
            <table:table-cell table:style-name="Table4.A1" table:number-rows-spanned="2" office:value-type="string">
              <text:p text:style-name="MP6">Sick Leave</text:p>
            </table:table-cell>
            <table:table-cell table:style-name="Table4.N1" table:number-rows-spanned="2" office:value-type="string">
              <text:p text:style-name="MP6">Bonus Lost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4.G2" office:value-type="string">
              <text:p text:style-name="MP6">6am - 10pm</text:p>
            </table:table-cell>
            <table:table-cell table:style-name="Table4.G2" office:value-type="string">
              <text:p text:style-name="MP6">10pm - 6am</text:p>
            </table:table-cell>
            <table:table-cell table:style-name="Table4.G2" office:value-type="string">
              <text:p text:style-name="MP6">Rest Day</text:p>
            </table:table-cell>
            <table:table-cell table:style-name="Table4.G2" office:value-type="string">
              <text:p text:style-name="MP6">Holiday</text:p>
            </table:table-cell>
            <table:table-cell table:style-name="Table4.G2" office:value-type="string">
              <text:p text:style-name="MP6">No Bunch</text:p>
            </table:table-cell>
            <table:covered-table-cell/>
            <table:covered-table-cell/>
            <table:covered-table-cell/>
          </table:table-row>
        </table:table>
        <text:p text:style-name="MP8"/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>
            <table:table-cell table:style-name="Table2.A1" office:value-type="string">
              <text:p text:style-name="MP9">Prepared by:</text:p>
            </table:table-cell>
            <table:table-cell table:style-name="Table2.B1" office:value-type="string">
              <text:p text:style-name="MP10"/>
            </table:table-cell>
            <table:table-cell table:style-name="Table2.A1" office:value-type="string">
              <text:p text:style-name="MP11"/>
            </table:table-cell>
            <table:table-cell table:style-name="Table2.A1" office:value-type="string">
              <text:p text:style-name="MP9">Approved by:</text:p>
            </table:table-cell>
            <table:table-cell table:style-name="Table2.B1" office:value-type="string">
              <text:p text:style-name="MP10"/>
            </table:table-cell>
          </table:table-row>
          <table:table-row table:style-name="Table2.2">
            <table:table-cell table:style-name="Table2.A1" office:value-type="string">
              <text:p text:style-name="MP9"/>
            </table:table-cell>
            <table:table-cell table:style-name="Table2.A1" office:value-type="string">
              <text:p text:style-name="MP11"/>
            </table:table-cell>
            <table:table-cell table:style-name="Table2.A1" office:value-type="string">
              <text:p text:style-name="MP11"/>
            </table:table-cell>
            <table:table-cell table:style-name="Table2.A1" office:value-type="string">
              <text:p text:style-name="MP12"/>
            </table:table-cell>
            <table:table-cell table:style-name="Table2.A1" office:value-type="string">
              <text:p text:style-name="MP11"/>
            </table:table-cell>
          </table:table-row>
          <table:table-row>
            <table:table-cell table:style-name="Table2.A1" office:value-type="string">
              <text:p text:style-name="MP9">Signature:</text:p>
            </table:table-cell>
            <table:table-cell table:style-name="Table2.B1" office:value-type="string">
              <text:p text:style-name="MP11"/>
            </table:table-cell>
            <table:table-cell table:style-name="Table2.A1" office:value-type="string">
              <text:p text:style-name="MP11"/>
            </table:table-cell>
            <table:table-cell table:style-name="Table2.A1" office:value-type="string">
              <text:p text:style-name="MP9">Signature:</text:p>
            </table:table-cell>
            <table:table-cell table:style-name="Table2.B1" office:value-type="string">
              <text:p text:style-name="MP11"/>
            </table:table-cell>
          </table:table-row>
        </table:table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07-13T14:59:44</meta:creation-date>
    <dc:date>2013-09-10T08:10:37</dc:date>
    <dc:creator>Mike </dc:creator>
    <meta:editing-duration>PT2H4M29S</meta:editing-duration>
    <meta:editing-cycles>72</meta:editing-cycles>
    <meta:generator>LibreOffice/4.0.2.2$Linux_x86 LibreOffice_project/400m0$Build-2</meta:generator>
    <meta:document-statistic meta:table-count="3" meta:image-count="0" meta:object-count="0" meta:page-count="1" meta:paragraph-count="40" meta:word-count="72" meta:character-count="616" meta:non-whitespace-character-count="582"/>
  </office:meta>
</office:document-meta>
</file>